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line-height="150%" fo:text-align="justify" style:justify-single-word="false" fo:text-indent="1.3cm" style:auto-text-indent="false" style:page-number="auto" fo:background-color="transparent"/>
      <style:text-properties officeooo:rsid="0021b46e" officeooo:paragraph-rsid="000750ca"/>
    </style:style>
    <style:style style:name="P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21b46e" officeooo:paragraph-rsid="000750ca"/>
    </style:style>
    <style:style style:name="P3"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21b46e" officeooo:paragraph-rsid="000737cc"/>
    </style:style>
    <style:style style:name="P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0a500c" officeooo:paragraph-rsid="000a92f6"/>
    </style:style>
    <style:style style:name="P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0a500c" officeooo:paragraph-rsid="001154b5"/>
    </style:style>
    <style:style style:name="P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0f0215" officeooo:paragraph-rsid="001050a2"/>
    </style:style>
    <style:style style:name="P7"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23c6ac" officeooo:paragraph-rsid="0023c6ac"/>
    </style:style>
    <style:style style:name="P8"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1d8fd7" officeooo:paragraph-rsid="001d8fd7"/>
    </style:style>
    <style:style style:name="P9"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1f5c92" officeooo:paragraph-rsid="00220b48"/>
    </style:style>
    <style:style style:name="P10"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208040" officeooo:paragraph-rsid="00208040"/>
    </style:style>
    <style:style style:name="P1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paragraph-rsid="00220b48"/>
    </style:style>
    <style:style style:name="P1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paragraph-rsid="002eb69a"/>
    </style:style>
    <style:style style:name="P13"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paragraph-rsid="0029f8e5"/>
    </style:style>
    <style:style style:name="P1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29f8e5" officeooo:paragraph-rsid="0029f8e5"/>
    </style:style>
    <style:style style:name="P1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32b8d7" officeooo:paragraph-rsid="0029f8e5"/>
    </style:style>
    <style:style style:name="P1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officeooo:rsid="0032b8d7" officeooo:paragraph-rsid="0032b8d7"/>
    </style:style>
    <style:style style:name="P17" style:family="paragraph" style:parent-style-name="Heading_20_1">
      <style:text-properties officeooo:paragraph-rsid="00079432"/>
    </style:style>
    <style:style style:name="T1" style:family="text">
      <style:text-properties officeooo:rsid="000eccb3"/>
    </style:style>
    <style:style style:name="T2" style:family="text">
      <style:text-properties officeooo:rsid="00235d4b"/>
    </style:style>
    <style:style style:name="T3" style:family="text">
      <style:text-properties fo:font-weight="normal" officeooo:rsid="000750ca" style:font-weight-asian="normal" style:font-weight-complex="normal"/>
    </style:style>
    <style:style style:name="T4" style:family="text">
      <style:text-properties fo:font-weight="normal" officeooo:rsid="000cec1a" style:font-weight-asian="normal" style:font-weight-complex="normal"/>
    </style:style>
    <style:style style:name="T5" style:family="text">
      <style:text-properties fo:font-weight="normal" officeooo:rsid="001050a2" style:font-weight-asian="normal" style:font-weight-complex="normal"/>
    </style:style>
    <style:style style:name="T6" style:family="text">
      <style:text-properties fo:font-weight="normal" officeooo:rsid="001154b5" style:font-weight-asian="normal" style:font-weight-complex="normal"/>
    </style:style>
    <style:style style:name="T7" style:family="text">
      <style:text-properties fo:font-weight="normal" officeooo:rsid="001ae78c" style:font-weight-asian="normal" style:font-weight-complex="normal"/>
    </style:style>
    <style:style style:name="T8" style:family="text">
      <style:text-properties fo:font-weight="normal" officeooo:rsid="00172fce" style:font-weight-asian="normal" style:font-weight-complex="normal"/>
    </style:style>
    <style:style style:name="T9" style:family="text">
      <style:text-properties officeooo:rsid="000750ca"/>
    </style:style>
    <style:style style:name="T10" style:family="text">
      <style:text-properties officeooo:rsid="000a92f6"/>
    </style:style>
    <style:style style:name="T11" style:family="text">
      <style:text-properties officeooo:rsid="001050a2"/>
    </style:style>
    <style:style style:name="T12" style:family="text">
      <style:text-properties officeooo:rsid="001154b5"/>
    </style:style>
    <style:style style:name="T13" style:family="text">
      <style:text-properties fo:font-style="italic" style:font-style-asian="italic" style:font-style-complex="italic"/>
    </style:style>
    <style:style style:name="T14" style:family="text">
      <style:text-properties fo:font-style="italic" officeooo:rsid="002eb69a" style:font-style-asian="italic" style:font-style-complex="italic"/>
    </style:style>
    <style:style style:name="T15" style:family="text">
      <style:text-properties fo:font-style="italic" officeooo:rsid="000a500c" style:font-style-asian="italic" style:font-style-complex="italic"/>
    </style:style>
    <style:style style:name="T16" style:family="text">
      <style:text-properties fo:font-style="italic" officeooo:rsid="0029f8e5" style:font-style-asian="italic" style:font-style-complex="italic"/>
    </style:style>
    <style:style style:name="T17" style:family="text">
      <style:text-properties officeooo:rsid="0014149c"/>
    </style:style>
    <style:style style:name="T18" style:family="text">
      <style:text-properties officeooo:rsid="00192500"/>
    </style:style>
    <style:style style:name="T19" style:family="text">
      <style:text-properties officeooo:rsid="001f5c92"/>
    </style:style>
    <style:style style:name="T20" style:family="text">
      <style:text-properties officeooo:rsid="000a500c"/>
    </style:style>
    <style:style style:name="T21" style:family="text">
      <style:text-properties officeooo:rsid="00220b48"/>
    </style:style>
    <style:style style:name="T22" style:family="text">
      <style:text-properties fo:font-style="normal" style:font-style-asian="normal" style:font-style-complex="normal"/>
    </style:style>
    <style:style style:name="T23" style:family="text">
      <style:text-properties officeooo:rsid="00264201"/>
    </style:style>
    <style:style style:name="T24" style:family="text">
      <style:text-properties officeooo:rsid="00293161"/>
    </style:style>
    <style:style style:name="T25" style:family="text">
      <style:text-properties officeooo:rsid="0029f89f"/>
    </style:style>
    <style:style style:name="T26" style:family="text">
      <style:text-properties officeooo:rsid="0029f8e5"/>
    </style:style>
    <style:style style:name="T27" style:family="text">
      <style:text-properties officeooo:rsid="002cdb04"/>
    </style:style>
    <style:style style:name="T28" style:family="text">
      <style:text-properties officeooo:rsid="002eb69a"/>
    </style:style>
    <style:style style:name="T29" style:family="text">
      <style:text-properties officeooo:rsid="00306e6a"/>
    </style:style>
    <style:style style:name="T30" style:family="text">
      <style:text-properties fo:font-weight="bold" style:font-weight-asian="bold" style:font-weight-complex="bold"/>
    </style:style>
    <style:style style:name="T31" style:family="text">
      <style:text-properties officeooo:rsid="00345e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Estado da Arte</text:h>
      <text:p text:style-name="P1">No contexto da Tecnologia da Informação encontra-se diversos significados para Segurança da Informação. <text:span text:style-name="T9">Algumas definições englobam a proteção dos ativos das empresas e organizações, o comportamento esperado do sistema, e outras a prevenção de ataques.</text:span></text:p>
      <text:p text:style-name="P2">De acordo com Galvão <text:span text:style-name="T29">segurança da informação</text:span> é a proteção dos ativos das empresas, pois a informação é o bem mais valioso de qualquer empresa, sendo assim o sucesso de uma organização depende da garantia da integridade e da segurança das suas informações <text:span text:style-name="T1">(Galvão, 2015, p.3</text:span>). </text:p>
      <text:p text:style-name="P3">Nas palavras de Moraes (201<text:span text:style-name="T31">0</text:span>, p.5) um sistema é seguro quando <text:span text:style-name="T2">este se comporta da forma esperada. Moraes continua a definição de segurança da informação com o conceito de John Howard, definindo como: “segurança de computadores é prevenir ataques com objetivos definidos através de acessos não autorizados ou usos não autorizados de computadores e redes.” </text:span></text:p>
      <text:p text:style-name="P3"><text:span text:style-name="T2">De acordo com Hanzbergen, Smulders e Baars (2018, p.24) caracteriza como a preservação da confidencialidade, </text:span><text:span text:style-name="T3">integridade e disponibilidade da informação.</text:span><text:span text:style-name="T2"> Traduzindo essa definição a segurança da informação, é a proteção da informação de uma ampla gama de ameaças, a fim de minimizar o risco e garantir a continuidade do negócio, assim aumentando o retorno sobre os investimentos. </text:span></text:p>
      <text:p text:style-name="P4">As características básicas da Segurança da Informação é geralmente representada por uma tríade, porém alguns autores adicionam mais conceitos <text:span text:style-name="T10">aos pilares</text:span>.</text:p>
      <text:p text:style-name="P6">De <text:span text:style-name="T28">acordo</text:span> com Lopes, Guarda e Oliveira (2019, p.334) <text:span text:style-name="T11">a</text:span><text:span text:style-name="T4">s características básicas da Segurança da Informação é representada pela Tríade CIA (Confidentiality, Integrity and Availiability) <text:s/>- Confidencialidade, Integridade e Disponibilidade, elementos </text:span><text:span text:style-name="T5">que </text:span><text:span text:style-name="T4">orientam a análise, o planejamento e a implementação da segurança dos dados que se pretende proteger. </text:span><text:span text:style-name="T5">A confidencialidade é o acesso a informação somente a entidades legítimas, ou seja, somente à pessoas com a autorização do proprietário. <text:tab/>A integridade é manter as características originais estabelecido pelo proprietário, garantindo que a informação não foi alterada sem a autorização do dono. Na disponibilidade a informação deve estar disponível sempre que o usuário legítimo a necessite.</text:span></text:p>
      <text:p text:style-name="P5"><text:span text:style-name="T10">Conforme Stallings (2015, p.7) é necessário adicionar mais dois conceitos fundamentais para representar um quadro mais completo, que são a Autenticidade e a Responsabilização.</text:span> <text:span text:style-name="T12">A autenticidade é a confiança de uma transmissão, em uma mensagem ou na origem. Em outras palavras verificar que os usuários são quem dizem ser. A responsabilização é a forma de prover i</text:span><text:span text:style-name="Strong_20_Emphasis"><text:span text:style-name="T6">rretratabilidade, </text:span></text:span><text:span text:style-name="Strong_20_Emphasis"><text:span text:style-name="T7"><text:s/>isolamento de falhas, detecção de intrusão podem ser para ações legais. Como não existe um sistema totalmente seguro deve ser associado uma violação de segurança a uma parte </text:span></text:span><text:soft-page-break/><text:span text:style-name="Strong_20_Emphasis"><text:span text:style-name="T7">responsável. Os sistemas precisam manter seus registros do sistema, de modo a rastrear as violações de segurança.</text:span></text:span></text:p>
      <text:p text:style-name="P5">Circuito <text:span text:style-name="T28">a</text:span>lterado é um termo adotado por Fernandez (2012, p.3) para traduzir dois termos do inglês: <text:span text:style-name="T13">Circuit Bending</text:span>, criado por Qubais Reed Ghazala e <text:span text:style-name="T13">Hardware Hacking</text:span> criado por Nicolas Collins. Consiste em abrir circuitos <text:span text:style-name="T17">eletrônicos</text:span> e alterar a forma como a eletricidade trafega por dentro dos componentes, <text:span text:style-name="T17">através</text:span> de novos caminhos. Refere-se também, a criação de circuitos <text:span text:style-name="T17">eletrônicos</text:span> simples de baixo custo e simples confecção utilizando componentes comuns.</text:p>
      <text:p text:style-name="P5">Conforme Fullamam o <text:span text:style-name="T13">hardware hacking</text:span> é uma modificação (às vezes) inteligente ou correção feita em um equipamento que melhora seu desempenho ou faz com que o equipamento faça algo que não foi originalmente projetado.</text:p>
      <text:p text:style-name="P5">Este trabalho tem como objetivo realizar o ataque de desautenticação usando o NodeMCU. Um usuário do Github <text:span text:style-name="T18">conhecido como spacehuhn</text:span> desenvolveu um software que permite executar facilmente uma variedade de ações para testar nas redes sem fio 802.11 usando um SoC Wi-Fi (<text:span text:style-name="T13">System On A Chip</text:span>) de baixo custo. O seu principal recurso é o ataque de desautenticação, que é usado para desconectar dispositivos da rede Wi-Fi. De acordo com o usuário o ataque usa quadro válidos descritos no padrão 802.11 e não é um bloqueador de frequências.</text:p>
      <text:p text:style-name="P5">De acordo com um artigo do site Eletrogate (Murtaem, 2018) o módulo NodeMCU é uma placa criada para <text:span text:style-name="T28">facilitar</text:span> o desenvolvimento de aplicações utilizando o ESP8266 e o ESP-12. Existe um módulo ESP-12 soldado na placa e compõe todos os circuitos necessário para fazê-lo funcionar (interface serial USB, regulador de tensão, leds indicadores, botões de controle (<text:span text:style-name="T13">Rese</text:span><text:span text:style-name="T14">t</text:span> e <text:span text:style-name="T13">Flash</text:span>) e barramentos de pinos para permitir o uso em Protoboads). Uma das grandes vantagens dessa placa é que funciona como se fosse um arduino e é possível programá-la usando a IDE Arduino.</text:p>
      <text:p text:style-name="P5">Conforme Fernando K (2018) o termo NodeMCU refere-se ao <text:span text:style-name="T13">firmware</text:span>, enquanto a placa é <text:span text:style-name="T28">denominada</text:span> Devkit. O ESP-12 é uma placa criada pela <text:span text:style-name="T13">IA-Thinkes</text:span>, sendo constituido por um ESP8266EX, dentro da placa de metal, O ESP8266 feita pela fabricante <text:span text:style-name="T13">Espressif</text:span>, este <text:span text:style-name="T28">microchip</text:span> possui Wi-Fi integrado e baixo consumo de energia.</text:p>
      <text:p text:style-name="P7">Para compreender as redes Wi-Fi é necessário discutir alguns conceitos relacionados as redes <text:span text:style-name="T13">Wireles, </text:span><text:span text:style-name="T22">como o padrão IEEE 802.11, e suas características.</text:span></text:p>
      <text:p text:style-name="P5">O IEEE (Instituto de Engenheiros Eletricistas e Eletrônicos) formou um grupo de trabalho com objetivo de definir o uso de redes sem fio, com uma série de especificações que definem como deve ser a comunicação entre um cliente e um computador, ou entre dois clientes. Um desses grupos de trabalho foi o IEEE 802.11, também conhecido como Wi-Fi, que provê, no máximo, 2 Mbps, trabalhando na frequência de 2,4 GHz. (Rufino)</text:p>
      <text:p text:style-name="P5"><text:soft-page-break/>Segundo Rufino alguns conceitos fundamentais nas redes Wi-Fi são a frequência, canal, e as frequências não licenciadas (públicas). A frequência de rádio é o sinal que será propagado no espaço por alguns centímetros ou por vários quilômetros. A distância percorrida está diretamente ligada a frequência do sinal. O canal é o espectro da radiofrequência é dividida em faixas, que são intervalos reservados para determinado tipo de serviço, uma faixa é dividida em frequências menores que são chamados de canais. E as frequências públicas são segmentos de radiofrequência que podem ser usadas sem a necessidade de se obter licença da agência reguladora. Esses segmentos foram reservados a uso industrial, científico e médico. No caso do Brasil a faixa disponível é 2,4 a 5GHz.</text:p>
      <text:p text:style-name="P8">A fim de estudar a segurança nas redes Wi-Fi é importante conhecer alguns protocolos de segurança Wi-Fi, que são o WEP <text:span text:style-name="T23">e</text:span> <text:span text:style-name="T19">o </text:span>WPA.</text:p>
      <text:p text:style-name="P9">Em conformidade com Rufino o WEP (<text:span text:style-name="T15">Wired Equivalent Privacy</text:span>)<text:span text:style-name="T20"> é um protocolo que utiliza algoritmo simétrico, portanto existe uma chave secreta que deve ser compartilhada entre a estação de trabalho e o concentrador, para cifrar as mensagens trafegadas. Porém o WEP </text:span><text:span text:style-name="T8">é suscetível a ataques de dicionário e força bruta.</text:span></text:p>
      <text:p text:style-name="P10">De acordo com Amaral e Maestrelli (p.9) o protocolo WEP dispõe somente de três serviços que são a autenticação, privacidade e integridade. </text:p>
      <text:p text:style-name="P11"><text:span text:style-name="T21">Devido as inúmeras vulnerabilidades apresentado pelo WEP o padrão IEEE 802.11 iniciou pesquisas para o desenvolvimento de um novo padrão denominado de IEEE 802.11i. Esse protocolo conhecido como WPA é baseado no RC4 e introduz diversos mecanismos de segurança. O IV de 24bits se estende para 48bits. Passando de 16 milhões de IV diferentes para mais de 280 trilhões (Linhares, Gonçalves, p.8).</text:span></text:p>
      <text:p text:style-name="P14">Durante a pesquisa sobre segurança Wi-Fi foram encontrados diversos tipos de <text:span text:style-name="T27">ameaças e </text:span>ataques que as redes sem fio estão comprometidas. </text:p>
      <text:p text:style-name="P12">Os possíveis ataques a uma rede <text:span text:style-name="T13">wireless</text:span> são divididos em ataques passíveis e ativos. Os ataques passivos consistem em obter acesso não autorizado a rede, porém não altera o conteúdo dos dados. Dois de ataques desse tipo são o de escuta no qual o atacante simplesmente monitora a t<text:span text:style-name="T25">ra</text:span>nsmissão para obter o conteúdo. E o de análise do tráfego, o atacante monitora a transmissão para entender os padrões de comunicação. No ataque ativo o atacante <text:span text:style-name="T24">obtém</text:span> acesso a rede e modifica o conteúdo da mensagem transmitida. O ataque ativo nas redes sem fio necessita da utilização de recursos como: disfarce, repetição, modificação da <text:span text:style-name="T24">mensagem</text:span> ou negação de serviço (Amaral, Maestrelli, p.15-16).</text:p>
      <text:p text:style-name="P13"><text:span text:style-name="T26">Em concordância com Stallings (2018, p.440-441) as ameaças às redes </text:span><text:span text:style-name="T16">wireless</text:span><text:span text:style-name="T26"> são a associação acidental no qual as </text:span><text:span text:style-name="T16">LANs</text:span><text:span text:style-name="T26"> ou os pontos de acesso nas proximidades podem criar sobreposição de alcance de transmissão. Um usuário que deveria se conectar a uma LAN, pode, inadvertidamente, se ligar a uma LAN vizinha. Essa ameaça embora seja acidental expõe recursos </text:span><text:soft-page-break/><text:span text:style-name="T26">de uma LAN a um usuário acidental. A associação maliciosa é quando um dispositivo é configurado para parecer um ponto de acesso legítimo, dessa forma permitindo o roubo de senhas de usuários legítimos. Depois com a senha o atacante penetra em uma rede com fio através de um ponto de acesso legítimo. Roubo de identidade também conhecido com falsificação de </text:span><text:span text:style-name="T16">MAC</text:span><text:span text:style-name="T26"> ocorre quando o invasor consegue estreitar o tráfego da rede e identificar o endereço </text:span><text:span text:style-name="T16">MAC</text:span><text:span text:style-name="T26"> de um computador que possui privilégios no ponto de acesso. O ataques de </text:span><text:span text:style-name="T16">man-in-the-middle</text:span><text:span text:style-name="T26">, que significa "homem no meio", esse ataque envolve em persuadir um usuário e um ponto de acesso fazendo com que acreditem que estão falando um com o outro, entretanto, a comunicação está passando por um dispositivo intermediário. O ataque de negação de serviço (</text:span><text:span text:style-name="T16">DoS</text:span><text:span text:style-name="T26">) nas redes sem fio consiste em bombardear continuamente um ponto de acesso ou outra porta acessível com diversas mensagens de protocolo para consumir recursos do sistema. O ambiente </text:span><text:span text:style-name="T16">wireless</text:span><text:span text:style-name="T26"> permite esse tipo de ataque, pois é muito fácil para o invasor direcionar vários mensagens </text:span><text:span text:style-name="T16">wireless</text:span><text:span text:style-name="T26"> para o alvo. O ataque de injeção ma rede visa os pontos de acesso que estão expostos ao tráfego de rede não filtrado, como mensagem de protocolo de roteamento ou de gerenciamento, exemplo desse ataque é quando são usados comandos de reconfiguração falso para afetar o desempenho da rede. Além dessas ameaças há também redes ocasionais e não tradicionais que compromete a segurança das redes Wi-Fi.</text:span></text:p>
      <text:p text:style-name="P15"/>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6:04:55.887090707</meta:creation-date>
    <dc:date>2020-04-12T16:24:57.595255044</dc:date>
    <meta:editing-duration>PT6H49M48S</meta:editing-duration>
    <meta:editing-cycles>20</meta:editing-cycles>
    <meta:generator>LibreOffice/6.0.7.3$Linux_X86_64 LibreOffice_project/00m0$Build-3</meta:generator>
    <meta:document-statistic meta:table-count="0" meta:image-count="0" meta:object-count="0" meta:page-count="4" meta:paragraph-count="23" meta:word-count="1562" meta:character-count="9925" meta:non-whitespace-character-count="8378"/>
  </office:meta>
</office:document-meta>
</file>